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708cm" style:rel-column-width="10437*"/>
    </style:style>
    <style:style style:name="Table1.B" style:family="table-column">
      <style:table-column-properties style:column-width="14.293cm" style:rel-column-width="55098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708cm" style:rel-column-width="10437*"/>
    </style:style>
    <style:style style:name="Table2.B" style:family="table-column">
      <style:table-column-properties style:column-width="14.293cm" style:rel-column-width="55098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 style:data-style-name="N101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2.708cm" style:rel-column-width="10437*"/>
    </style:style>
    <style:style style:name="Table3.B" style:family="table-column">
      <style:table-column-properties style:column-width="14.293cm" style:rel-column-width="55098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2.708cm" style:rel-column-width="10437*"/>
    </style:style>
    <style:style style:name="Table4.B" style:family="table-column">
      <style:table-column-properties style:column-width="14.293cm" style:rel-column-width="55098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2.708cm" style:rel-column-width="10437*"/>
    </style:style>
    <style:style style:name="Table5.B" style:family="table-column">
      <style:table-column-properties style:column-width="14.293cm" style:rel-column-width="55098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2.708cm" style:rel-column-width="10437*"/>
    </style:style>
    <style:style style:name="Table6.B" style:family="table-column">
      <style:table-column-properties style:column-width="14.293cm" style:rel-column-width="55098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weight="bold" officeooo:rsid="00b7c0a8" officeooo:paragraph-rsid="00b7c0a8" style:font-weight-asian="bold" style:font-weight-complex="bold"/>
    </style:style>
    <style:style style:name="P3" style:family="paragraph" style:parent-style-name="Standard">
      <style:text-properties style:font-name="Ubuntu" fo:font-weight="normal" officeooo:rsid="00b49d33" officeooo:paragraph-rsid="00b49d33" style:font-weight-asian="normal" style:font-weight-complex="normal"/>
    </style:style>
    <style:style style:name="P4" style:family="paragraph" style:parent-style-name="Standard">
      <style:text-properties style:font-name="Ubuntu" fo:font-weight="normal" officeooo:rsid="00b49d33" officeooo:paragraph-rsid="00b5ef06" style:font-weight-asian="normal" style:font-weight-complex="normal"/>
    </style:style>
    <style:style style:name="P5" style:family="paragraph" style:parent-style-name="Standard">
      <style:text-properties style:font-name="Ubuntu" fo:font-weight="normal" officeooo:rsid="00b65328" officeooo:paragraph-rsid="00b65328" style:font-weight-asian="normal" style:font-weight-complex="normal"/>
    </style:style>
    <style:style style:name="P6" style:family="paragraph" style:parent-style-name="Standard">
      <style:text-properties style:font-name="Ubuntu" fo:font-weight="normal" officeooo:rsid="00b95f0f" officeooo:paragraph-rsid="00b95f0f" style:font-weight-asian="normal" style:font-weight-complex="normal"/>
    </style:style>
    <style:style style:name="P7" style:family="paragraph" style:parent-style-name="Standard">
      <style:text-properties style:font-name="Ubuntu" fo:font-weight="normal" officeooo:rsid="00ba36ce" officeooo:paragraph-rsid="00ba36ce" style:font-weight-asian="normal" style:font-weight-complex="normal"/>
    </style:style>
    <style:style style:name="P8" style:family="paragraph" style:parent-style-name="Standard">
      <style:text-properties style:font-name="Ubuntu" fo:font-style="italic" style:text-underline-style="solid" style:text-underline-width="auto" style:text-underline-color="font-color" fo:font-weight="normal" officeooo:rsid="00b47685" officeooo:paragraph-rsid="00b47685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Ubuntu" fo:font-style="italic" style:text-underline-style="solid" style:text-underline-width="auto" style:text-underline-color="font-color" fo:font-weight="normal" officeooo:rsid="00b5ef06" officeooo:paragraph-rsid="00b5ef0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000000" style:font-name="Ubuntu" fo:font-style="normal" fo:font-weight="normal" officeooo:rsid="00a89599" officeooo:paragraph-rsid="00ab0e8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paragraph-rsid="00ab0e86"/>
    </style:style>
    <style:style style:name="P12" style:family="paragraph" style:parent-style-name="Standard">
      <style:text-properties officeooo:paragraph-rsid="00aecc1c"/>
    </style:style>
    <style:style style:name="P13" style:family="paragraph" style:parent-style-name="Standard">
      <style:text-properties officeooo:paragraph-rsid="00c4a4ae"/>
    </style:style>
    <style:style style:name="P14" style:family="paragraph" style:parent-style-name="Standard">
      <style:text-properties officeooo:paragraph-rsid="00c871f0"/>
    </style:style>
    <style:style style:name="P15" style:family="paragraph" style:parent-style-name="Standard">
      <style:text-properties officeooo:paragraph-rsid="00d0435d"/>
    </style:style>
    <style:style style:name="P16" style:family="paragraph" style:parent-style-name="Standard">
      <style:text-properties officeooo:paragraph-rsid="00d22e18"/>
    </style:style>
    <style:style style:name="P1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0e1d77" officeooo:paragraph-rsid="00ab0e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0877dc" officeooo:paragraph-rsid="00abab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c6d8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0c3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d04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d22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text-properties officeooo:paragraph-rsid="00c21d5e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0e86" officeooo:paragraph-rsid="00ab0e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0e86" officeooo:paragraph-rsid="00c5d5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ab18" officeooo:paragraph-rsid="00abab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d409f" officeooo:paragraph-rsid="00ad40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c884d" officeooo:paragraph-rsid="00ac88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32840" officeooo:paragraph-rsid="00b328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32840" officeooo:paragraph-rsid="00c4a4a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32840" officeooo:paragraph-rsid="00c871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4f86c" officeooo:paragraph-rsid="00c4f86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5d519" officeooo:paragraph-rsid="00c5d5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c7fa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c871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ab512" officeooo:paragraph-rsid="00cab5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b56d9" officeooo:paragraph-rsid="00cb56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b56d9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397ef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ab0e8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c4a4a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c871f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d0435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d22e1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b0468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c4a4a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c871f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d0435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d22e1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break-before="auto" fo:break-after="auto"/>
      <style:text-properties officeooo:paragraph-rsid="00aecc1c"/>
    </style:style>
    <style:style style:name="P51" style:family="paragraph" style:parent-style-name="Standard">
      <style:paragraph-properties fo:break-before="page"/>
      <style:text-properties style:font-name="Ubuntu" fo:font-weight="bold" officeooo:rsid="00b47685" officeooo:paragraph-rsid="00b47685" style:font-weight-asian="bold" style:font-weight-complex="bold"/>
    </style:style>
    <style:style style:name="P52" style:family="paragraph" style:parent-style-name="Heading_20_2">
      <style:text-properties fo:color="#000000" style:font-name="Ubuntu" fo:font-style="normal" fo:font-weight="bold" officeooo:rsid="00a9f45e" officeooo:paragraph-rsid="00a9f45e" style:font-style-asian="normal" style:font-weight-asian="bold" style:font-style-complex="normal" style:font-weight-complex="bold"/>
    </style:style>
    <style:style style:name="P53" style:family="paragraph" style:parent-style-name="Heading_20_2">
      <style:text-properties fo:font-weight="bold" officeooo:rsid="00c21d5e" officeooo:paragraph-rsid="00c21d5e" style:font-weight-asian="bold" style:font-weight-complex="bold"/>
    </style:style>
    <style:style style:name="P54" style:family="paragraph" style:parent-style-name="Heading_20_2">
      <style:paragraph-properties fo:break-before="page"/>
      <style:text-properties fo:font-weight="bold" officeooo:rsid="00c21d5e" officeooo:paragraph-rsid="00c21d5e" style:font-weight-asian="bold" style:font-weight-complex="bold"/>
    </style:style>
    <style:style style:name="P5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c871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cb56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c871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ce6c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5531d" officeooo:paragraph-rsid="00d553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officeooo:rsid="00a89599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a9f45e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ab0e86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officeooo:rsid="00a89599" style:font-style-asian="normal" style:font-style-complex="normal"/>
    </style:style>
    <style:style style:name="T7" style:family="text">
      <style:text-properties officeooo:rsid="000877dc"/>
    </style:style>
    <style:style style:name="T8" style:family="text">
      <style:text-properties officeooo:rsid="000e1d77"/>
    </style:style>
    <style:style style:name="T9" style:family="text">
      <style:text-properties officeooo:rsid="00ad409f"/>
    </style:style>
    <style:style style:name="T10" style:family="text">
      <style:text-properties officeooo:rsid="00b0468c"/>
    </style:style>
    <style:style style:name="T11" style:family="text">
      <style:text-properties officeooo:rsid="00b3351d"/>
    </style:style>
    <style:style style:name="T12" style:family="text">
      <style:text-properties officeooo:rsid="00b5ef06"/>
    </style:style>
    <style:style style:name="T13" style:family="text">
      <style:text-properties officeooo:rsid="00b65328"/>
    </style:style>
    <style:style style:name="T14" style:family="text">
      <style:text-properties officeooo:rsid="00ba0d13"/>
    </style:style>
    <style:style style:name="T15" style:family="text">
      <style:text-properties officeooo:rsid="00bbaea7"/>
    </style:style>
    <style:style style:name="T16" style:family="text">
      <style:text-properties officeooo:rsid="00bc0661"/>
    </style:style>
    <style:style style:name="T17" style:family="text">
      <style:text-properties officeooo:rsid="00bce540"/>
    </style:style>
    <style:style style:name="T18" style:family="text">
      <style:text-properties officeooo:rsid="00be4b30"/>
    </style:style>
    <style:style style:name="T19" style:family="text">
      <style:text-properties officeooo:rsid="00c4a4ae"/>
    </style:style>
    <style:style style:name="T20" style:family="text">
      <style:text-properties officeooo:rsid="00c5d519"/>
    </style:style>
    <style:style style:name="T21" style:family="text">
      <style:text-properties officeooo:rsid="000c3903"/>
    </style:style>
    <style:style style:name="T22" style:family="text">
      <style:text-properties officeooo:rsid="00c871f0"/>
    </style:style>
    <style:style style:name="T23" style:family="text">
      <style:text-properties officeooo:rsid="00c964ea"/>
    </style:style>
    <style:style style:name="T24" style:family="text">
      <style:text-properties officeooo:rsid="00cb56d9"/>
    </style:style>
    <style:style style:name="T25" style:family="text">
      <style:text-properties officeooo:rsid="00cca1ea"/>
    </style:style>
    <style:style style:name="T26" style:family="text">
      <style:text-properties officeooo:rsid="00d0435d"/>
    </style:style>
    <style:style style:name="T27" style:family="text">
      <style:text-properties officeooo:rsid="00d22e18"/>
    </style:style>
    <style:style style:name="T28" style:family="text">
      <style:text-properties officeooo:rsid="00d553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2">2.4. Prueba de componente</text:h>
      <text:p text:style-name="P1"><text:span text:style-name="T1">Cada componente se prueba dentro del contexto de un caso de uso </text:span><text:span text:style-name="T2">de forma análoga a la prueba de validación,</text:span><text:span text:style-name="T1">.</text:span><text:span text:style-name="T2">es decir, para cada requisito. </text:span><text:span text:style-name="T4">Para algunas pruebas, se probará u</text:span><text:span text:style-name="T2">na opción que pueda conducir a error </text:span><text:span text:style-name="T3">para estudiar cómo es la gestión del mismo (prueba del error forzado)</text:span><text:span text:style-name="T2">, y otra opción, que produzca un éxito.</text:span></text:p>
      <text:p text:style-name="P1"/>
      <text:h text:style-name="P53" text:outline-level="2"><text:span text:style-name="T6">2.</text:span><text:span text:style-name="T5">4.1. Incremento 1</text:span></text:h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40">P-<text:span text:style-name="T11">009</text:span></text:p>
          </table:table-cell>
          <table:table-cell table:style-name="Table1.B1" office:value-type="float" office:value="0">
            <text:p text:style-name="P40">Prueba del requisito RF-005</text:p>
          </table:table-cell>
        </table:table-row>
        <table:table-row>
          <table:table-cell table:style-name="Table1.A2" office:value-type="float" office:value="0">
            <text:p text:style-name="P40">Descripción del requisito</text:p>
          </table:table-cell>
          <table:table-cell table:style-name="Table1.B2" office:value-type="string">
            <text:p text:style-name="P17">Se garantizará al paciente el emparejamiento con el psicólogo más adecuado para tratar su caso. <text:span text:style-name="T7">Cualquier paciente registrado en la plataforma podrá especificar sus síntomas a través de un cuestionario </text:span>asignándole<text:span text:style-name="T7"> al menos un psicólogo al paciente tras conocer su patología.</text:span></text:p>
          </table:table-cell>
        </table:table-row>
        <table:table-row>
          <table:table-cell table:style-name="Table1.A2" office:value-type="float" office:value="0">
            <text:p text:style-name="P45">Descripción de la prueba</text:p>
          </table:table-cell>
          <table:table-cell table:style-name="Table1.B3" office:value-type="string">
            <text:p text:style-name="P24">1. El paciente selecciona “Hacer el test” en su página de resultados.</text:p>
            <text:p text:style-name="P24">2. El paciente cubre sí o no a las respuestas del test.</text:p>
            <text:p text:style-name="P24">3. El paciente envía el cuestionario al pulsar el botón “Enviar”.</text:p>
          </table:table-cell>
        </table:table-row>
        <table:table-row>
          <table:table-cell table:style-name="Table1.A2" office:value-type="float" office:value="0">
            <text:p text:style-name="P40">Criterios de paso/fallo</text:p>
          </table:table-cell>
          <table:table-cell table:style-name="Table1.B4" office:value-type="string">
            <text:p text:style-name="P24">El sistema guardará las patologías identificadas en el paciente, así como los psicólogos que pueden tratarlo.</text:p>
            <text:p text:style-name="P25">La aplicación muestra en la página de resultados del paciente al listado de psicólogos que le pueden tratar.</text:p>
          </table:table-cell>
        </table:table-row>
        <table:table-row>
          <table:table-cell table:style-name="Table1.A2" office:value-type="float" office:value="0">
            <text:p text:style-name="P40">Estado</text:p>
          </table:table-cell>
          <table:table-cell table:style-name="Table1.B5" office:value-type="string">
            <text:p text:style-name="P29">Correcto</text:p>
          </table:table-cell>
        </table:table-row>
      </table:table>
      <text:p text:style-name="P1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40">P-<text:span text:style-name="T11">010</text:span></text:p>
          </table:table-cell>
          <table:table-cell table:style-name="Table2.B1" office:value-type="float" office:value="0">
            <text:p text:style-name="P40">Prueba del requisito RF-006</text:p>
          </table:table-cell>
        </table:table-row>
        <table:table-row>
          <table:table-cell table:style-name="Table2.A2" office:value-type="float" office:value="0">
            <text:p text:style-name="P40">Descripción del requisit</text:p>
          </table:table-cell>
          <table:table-cell table:style-name="Table2.B2" office:value-type="float" office:value="0">
            <text:p text:style-name="P18">Cualquier paciente, que haya obtenido resultados concluyentes en el cuestionario, podrá <text:s/>filtrarlos en base a distintos criterios como las características geográficas, el precio o su seguro médi<text:span text:style-name="T8">c</text:span>o.</text:p>
          </table:table-cell>
        </table:table-row>
        <table:table-row>
          <table:table-cell table:style-name="Table2.A2" office:value-type="float" office:value="0">
            <text:p text:style-name="P40">Descripción de la prueba</text:p>
          </table:table-cell>
          <table:table-cell table:style-name="Table2.B3" office:value-type="string">
            <text:p text:style-name="P26">1. El paciente ha resuelto el test previamente y tiene resultados válidos.</text:p>
            <text:p text:style-name="P28">2. Se cubren los campos del cuestionario:</text:p>
            <text:p text:style-name="P27">3. Se selecciona el botón “Filtrar”</text:p>
          </table:table-cell>
        </table:table-row>
        <table:table-row>
          <table:table-cell table:style-name="Table2.A2" office:value-type="float" office:value="0">
            <text:p text:style-name="P40">Criterios de paso/fallo</text:p>
          </table:table-cell>
          <table:table-cell table:style-name="Table2.B4" office:value-type="string">
            <text:p text:style-name="P24">Se mostrará al usuario los psicólogos <text:span text:style-name="T10">que pueden tratarle</text:span> <text:span text:style-name="T9">filtrados por las preferencias de búsqueda indicadas</text:span>.</text:p>
          </table:table-cell>
        </table:table-row>
        <table:table-row>
          <table:table-cell table:style-name="Table2.A2" office:value-type="float" office:value="0">
            <text:p text:style-name="P40">Estado</text:p>
          </table:table-cell>
          <table:table-cell table:style-name="Table2.B5" office:value-type="string">
            <text:p text:style-name="P29">Correcto</text:p>
          </table:table-cell>
        </table:table-row>
      </table:table>
      <text:p text:style-name="P11"/>
      <text:p text:style-name="P12"/>
      <text:p text:style-name="P50"/>
      <text:p text:style-name="P51">P-009</text:p>
      <text:p text:style-name="P8">Preguntas indicadas: </text:p>
      <text:p text:style-name="P3"><text:tab/>- <text:span text:style-name="T13">TAD:</text:span> <text:span text:style-name="T12">0,5 + 5* 0,0417 = 0,7085</text:span></text:p>
      <text:p text:style-name="P4"><text:tab/>- Síntomas psicóticos: <text:span text:style-name="T12">0,5 + 2 * 0,1667 = 0,8334</text:span></text:p>
      <text:p text:style-name="P9">Resultados obtenidos:</text:p>
      <text:p text:style-name="P5"><text:tab/>TAD – María</text:p>
      <text:p text:style-name="P5"><text:tab/>Síntomas psicóticos: Alfonso</text:p>
      <text:p text:style-name="P5"/>
      <text:p text:style-name="P2">P-010</text:p>
      <text:p text:style-name="P6"><text:span text:style-name="T14">a) </text:span>Presencial, DKV, 30-50 – Alfonso </text:p>
      <text:p text:style-name="P6"><text:tab/><text:span text:style-name="T15">OK</text:span></text:p>
      <text:p text:style-name="P6"><text:span text:style-name="T14">b) </text:span>Presencial, Mapfre, 30-50 – María</text:p>
      <text:p text:style-name="P6"><text:tab/><text:span text:style-name="T16">OK</text:span></text:p>
      <text:p text:style-name="P6"><text:span text:style-name="T14">c) </text:span>Online, Mapfre, 30-50 – María</text:p>
      <text:p text:style-name="P6"><text:tab/><text:span text:style-name="T16">OK</text:span></text:p>
      <text:p text:style-name="P6"><text:span text:style-name="T14">d) </text:span>Presencial, -, - - Alfonso y María</text:p>
      <text:p text:style-name="P6"><text:tab/><text:span text:style-name="T16">OK</text:span></text:p>
      <text:p text:style-name="P6"><text:span text:style-name="T14">e) </text:span>Online, -, - -María</text:p>
      <text:p text:style-name="P6"><text:tab/><text:span text:style-name="T18">OK</text:span></text:p>
      <text:p text:style-name="P7">f) -, -, 30-50 – Alfonso y María</text:p>
      <text:p text:style-name="P7"><text:tab/><text:span text:style-name="T17">OK</text:span></text:p>
      <text:h text:style-name="P54" text:outline-level="2">2.4.2. Incremento 2</text:h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41">P-<text:span text:style-name="T11">021</text:span></text:p>
          </table:table-cell>
          <table:table-cell table:style-name="Table3.B1" office:value-type="float" office:value="0">
            <text:p text:style-name="P41">Prueba del requisito RF-00<text:span text:style-name="T19">1</text:span></text:p>
          </table:table-cell>
        </table:table-row>
        <table:table-row>
          <table:table-cell table:style-name="Table3.A2" office:value-type="float" office:value="0">
            <text:p text:style-name="P41">Descripción del requisito</text:p>
          </table:table-cell>
          <table:table-cell table:style-name="Table3.B2" office:value-type="string">
            <text:p text:style-name="P19">Cualquier <text:span text:style-name="T21">usuario</text:span> registrado en la plataforma podrá acceder a la plataforma a través de la página de acceso.</text:p>
          </table:table-cell>
        </table:table-row>
        <table:table-row>
          <table:table-cell table:style-name="Table3.A2" office:value-type="float" office:value="0">
            <text:p text:style-name="P46">Descripción de la prueba</text:p>
          </table:table-cell>
          <table:table-cell table:style-name="Table3.B3" office:value-type="string">
            <text:p text:style-name="P33">1: Se pueden dar los siguientes casos:</text:p>
            <text:p text:style-name="P32">1.1. El <text:span text:style-name="T23">usuario</text:span> cubre el formulario de la página de inicio y le da a “Acceder”</text:p>
            <text:p text:style-name="P32">1.2. ídem desde la página de registro de pacientes</text:p>
            <text:p text:style-name="P32">1.3. Ídem <text:span text:style-name="T20">desde la página de registro de psicólogos</text:span></text:p>
          </table:table-cell>
        </table:table-row>
        <table:table-row>
          <table:table-cell table:style-name="Table3.A2" office:value-type="float" office:value="0">
            <text:p text:style-name="P41">Criterios de paso/fallo</text:p>
          </table:table-cell>
          <table:table-cell table:style-name="Table3.B4" office:value-type="string">
            <text:p text:style-name="P34">Paso: El sistema autenticará al usuario con éxito y le mostrará su página princial (los resultados para el paciente y la bandeja de entrada para el psicólogo).</text:p>
            <text:p text:style-name="P35">Fallo: El sistema <text:span text:style-name="T23">no podrá autenticar al usuario, </text:span>permanecerá en la página actual y mostrará un mensaje de error.</text:p>
          </table:table-cell>
        </table:table-row>
        <table:table-row>
          <table:table-cell table:style-name="Table3.A2" office:value-type="float" office:value="0">
            <text:p text:style-name="P41">Estado</text:p>
          </table:table-cell>
          <table:table-cell table:style-name="Table3.B5" office:value-type="string">
            <text:p text:style-name="P30">Correcto</text:p>
          </table:table-cell>
        </table:table-row>
      </table:table>
      <text:p text:style-name="P13"/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42">P-<text:span text:style-name="T11">022</text:span></text:p>
          </table:table-cell>
          <table:table-cell table:style-name="Table4.B1" office:value-type="float" office:value="0">
            <text:p text:style-name="P42">Prueba del requisito RF-00<text:span text:style-name="T22">2</text:span></text:p>
          </table:table-cell>
        </table:table-row>
        <table:table-row>
          <table:table-cell table:style-name="Table4.A2" office:value-type="float" office:value="0">
            <text:p text:style-name="P42">Descripción del requisito</text:p>
          </table:table-cell>
          <table:table-cell table:style-name="Table4.B2" office:value-type="string">
            <text:p text:style-name="P20">Cualquier usuario podrá acceder a los servicios de la plataforma tras haber cubierto el formulario de registro.</text:p>
          </table:table-cell>
        </table:table-row>
        <table:table-row>
          <table:table-cell table:style-name="Table4.A2" office:value-type="float" office:value="0">
            <text:p text:style-name="P47">Descripción de la prueba</text:p>
          </table:table-cell>
          <table:table-cell table:style-name="Table4.B3" office:value-type="string">
            <text:p text:style-name="P36">El usuario cubre el formulario de registro (dependiendo de su perfil: paciente o psicólogo) ylo enviará.</text:p>
          </table:table-cell>
        </table:table-row>
        <table:table-row>
          <table:table-cell table:style-name="Table4.A2" office:value-type="float" office:value="0">
            <text:p text:style-name="P42">Criterios de paso/fallo</text:p>
          </table:table-cell>
          <table:table-cell table:style-name="Table4.B4" office:value-type="string">
            <text:p text:style-name="P37">Si el usuario es un paciente:</text:p>
            <text:list xml:id="list5278601228526268453" text:style-name="L1">
              <text:list-item>
                <text:p text:style-name="P55">Paso: <text:span text:style-name="T24">El sistema guardará los datos del paciente en la BBDD, lo autenticará y le mostrará su página de resultados.</text:span></text:p>
              </text:list-item>
              <text:list-item>
                <text:p text:style-name="P59">Fallo: <text:span text:style-name="T24">El sistema no registrará los datos del formulario, permanecerá en la página actual y mostrará un mensaje de error.</text:span></text:p>
              </text:list-item>
            </text:list>
            <text:p text:style-name="P37">Si el usuario es un psicólogo:</text:p>
            <text:list xml:id="list3108007889319055005" text:style-name="L2">
              <text:list-item>
                <text:p text:style-name="P57">Paso: <text:span text:style-name="T25">El sistema enviará un correo electrónico a la cuenta de correo encargada de validar todas las peticiones de alta de psicólogo. </text:span></text:p>
              </text:list-item>
              <text:list-item>
                <text:p text:style-name="P61">Fallo: <text:span text:style-name="T24">El sistema no registrará los datos del formulario, permanecerá en la página actual y mostrará un mensaje de error.</text:span></text:p>
              </text:list-item>
            </text:list>
          </table:table-cell>
        </table:table-row>
        <table:table-row>
          <table:table-cell table:style-name="Table4.A2" office:value-type="float" office:value="0">
            <text:p text:style-name="P42">Estado</text:p>
          </table:table-cell>
          <table:table-cell table:style-name="Table4.B5" office:value-type="string">
            <text:p text:style-name="P31">Correcto</text:p>
          </table:table-cell>
        </table:table-row>
      </table:table>
      <text:p text:style-name="P14"/>
      <text:p text:style-name="P1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43">P-<text:span text:style-name="T11">023</text:span></text:p>
          </table:table-cell>
          <table:table-cell table:style-name="Table5.B1" office:value-type="float" office:value="0">
            <text:p text:style-name="P43">Prueba del requisito RF-00<text:span text:style-name="T26">3</text:span></text:p>
          </table:table-cell>
        </table:table-row>
        <table:table-row>
          <table:table-cell table:style-name="Table5.A2" office:value-type="float" office:value="0">
            <text:p text:style-name="P43">Descripción del requisito</text:p>
          </table:table-cell>
          <table:table-cell table:style-name="Table5.B2" office:value-type="string">
            <text:p text:style-name="P21">Cualquier <text:span text:style-name="T21">usuario</text:span> registrado en la plataforma podrá darse de baja de la plataforma.</text:p>
          </table:table-cell>
        </table:table-row>
        <table:table-row>
          <table:table-cell table:style-name="Table5.A2" office:value-type="float" office:value="0">
            <text:p text:style-name="P48">Descripción de la prueba</text:p>
          </table:table-cell>
          <table:table-cell table:style-name="Table5.B3" office:value-type="string">
            <text:p text:style-name="P63">El usuario pulsa el botńn “Darme de baja”, y posteriormente también, el de “Continuar” la baja.</text:p>
          </table:table-cell>
        </table:table-row>
        <table:table-row>
          <table:table-cell table:style-name="Table5.A2" office:value-type="float" office:value="0">
            <text:p text:style-name="P43">Criterios de paso/fallo</text:p>
          </table:table-cell>
          <table:table-cell table:style-name="Table5.B4" office:value-type="string">
            <text:p text:style-name="P63">El sistema eliminará al usuario de la base de datos, y le mostrará a éste la página principal con la sesión cerrada.</text:p>
          </table:table-cell>
        </table:table-row>
        <table:table-row>
          <table:table-cell table:style-name="Table5.A2" office:value-type="float" office:value="0">
            <text:p text:style-name="P43">Estado</text:p>
          </table:table-cell>
          <table:table-cell table:style-name="Table5.B5" office:value-type="string">
            <text:p text:style-name="P63">Correcto</text:p>
          </table:table-cell>
        </table:table-row>
      </table:table>
      <text:p text:style-name="P15"/>
      <text:p text:style-name="P16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float" office:value="0">
            <text:p text:style-name="P44">P-<text:span text:style-name="T11">024</text:span></text:p>
          </table:table-cell>
          <table:table-cell table:style-name="Table6.B1" office:value-type="float" office:value="0">
            <text:p text:style-name="P44">Prueba del requisito RF-00<text:span text:style-name="T27">4</text:span></text:p>
          </table:table-cell>
        </table:table-row>
        <table:table-row>
          <table:table-cell table:style-name="Table6.A2" office:value-type="float" office:value="0">
            <text:p text:style-name="P44">Descripción del requisito</text:p>
          </table:table-cell>
          <table:table-cell table:style-name="Table6.B2" office:value-type="string">
            <text:p text:style-name="P22">Cualquier <text:span text:style-name="T21">usuario</text:span> registrado en la plataforma podrá modificar sus datos de usuario.</text:p>
          </table:table-cell>
        </table:table-row>
        <table:table-row>
          <table:table-cell table:style-name="Table6.A2" office:value-type="float" office:value="0">
            <text:p text:style-name="P49">Descripción de la prueba</text:p>
          </table:table-cell>
          <table:table-cell table:style-name="Table6.B3" office:value-type="string">
            <text:p text:style-name="P39">1. El usuario cubrirá el formulario de modificación de datos correspondiente.</text:p>
            <text:p text:style-name="P39">2. El usuario seleccionará el botón “Enviar”.</text:p>
          </table:table-cell>
        </table:table-row>
        <table:table-row>
          <table:table-cell table:style-name="Table6.A2" office:value-type="float" office:value="0">
            <text:p text:style-name="P44">Criterios de paso/fallo</text:p>
          </table:table-cell>
          <table:table-cell table:style-name="Table6.B4" office:value-type="string">
            <text:p text:style-name="P38">Si el usuario es un paciente:</text:p>
            <text:list xml:id="list80008577902915" text:continue-list="list5278601228526268453" text:style-name="L1">
              <text:list-item>
                <text:p text:style-name="P56">Paso: <text:span text:style-name="T24">El sistema modificará los datos del paciente en la BBDD y le mostrará un mensaje de éxito.</text:span></text:p>
              </text:list-item>
              <text:list-item>
                <text:p text:style-name="P60">Fallo: <text:span text:style-name="T24">El sistema no registrará los datos del formulario, permanecerá en la página actual y mostrará un mensaje de error.</text:span></text:p>
              </text:list-item>
            </text:list>
            <text:p text:style-name="P38">Si el usuario es un psicólogo:</text:p>
            <text:list xml:id="list3755988096479825851" text:style-name="L3">
              <text:list-item>
                <text:p text:style-name="P58">Paso: <text:span text:style-name="T25">El sistema enviará un correo electrónico a la cuenta de correo encargada de validar todas las peticiones de alta de psicólogo. </text:span></text:p>
              </text:list-item>
              <text:list-item>
                <text:p text:style-name="P62">Fallo: <text:span text:style-name="T24">El sistema no registrará los datos del formulario, permanecerá en la página actual y mostrará un mensaje de error.</text:span></text:p>
              </text:list-item>
            </text:list>
          </table:table-cell>
        </table:table-row>
        <table:table-row>
          <table:table-cell table:style-name="Table6.A2" office:value-type="float" office:value="0">
            <text:p text:style-name="P44">Estado</text:p>
          </table:table-cell>
          <table:table-cell table:style-name="Table6.B5" office:value-type="string">
            <text:p text:style-name="P39">Correcto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31T08:00:06.580301079</dc:date>
    <meta:editing-duration>PT7H28M58S</meta:editing-duration>
    <meta:editing-cycles>207</meta:editing-cycles>
    <meta:document-statistic meta:table-count="6" meta:image-count="0" meta:object-count="0" meta:page-count="4" meta:paragraph-count="104" meta:word-count="828" meta:character-count="5010" meta:non-whitespace-character-count="4274"/>
  </office:meta>
</office:document-meta>
</file>